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1.5pt" style:font-name-asian="Calibri1" style:font-size-asian="11.5pt" style:font-name-complex="Calibri1" style:font-size-complex="11.5pt"/>
    </style:style>
    <style:style style:name="P2" style:family="paragraph" style:parent-style-name="Standard">
      <style:text-properties fo:color="#2b2d31" style:font-name="Calibri" fo:font-size="11.5pt" style:font-name-asian="Calibri1" style:font-size-asian="11.5pt" style:font-name-complex="Calibri1" style:font-size-complex="11.5pt"/>
    </style:style>
    <style:style style:name="P3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12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13" style:family="paragraph" style:parent-style-name="Standard" style:list-style-name="WWNum11">
      <style:paragraph-properties fo:margin-left="0.5in" fo:margin-right="0in" fo:text-indent="-0.25in" style:auto-text-indent="false"/>
    </style:style>
    <style:style style:name="P14" style:family="paragraph" style:parent-style-name="Standard" style:master-page-name="Standard">
      <style:paragraph-properties style:page-number="1"/>
    </style:style>
    <style:style style:name="T1" style:family="text">
      <style:text-properties style:font-name="Calibri" fo:font-size="11.5pt" style:font-name-asian="Calibri1" style:font-size-asian="11.5pt" style:font-name-complex="Calibri1" style:font-size-complex="11.5pt"/>
    </style:style>
    <style:style style:name="T2" style:family="text">
      <style:text-properties style:font-name="Calibri" fo:font-size="11.5pt" style:text-underline-style="none" style:font-name-asian="Calibri1" style:font-size-asian="11.5pt" style:font-name-complex="Calibri1" style:font-size-complex="11.5pt"/>
    </style:style>
    <style:style style:name="T3" style:family="text">
      <style:text-properties style:font-name="Calibri" fo:font-size="12.5pt" fo:font-weight="bold" style:font-name-asian="Calibri1" style:font-size-asian="12.5pt" style:font-weight-asian="bold" style:font-name-complex="Calibri1" style:font-size-complex="12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Dokumentacja techniczna projektu - “Wypożyczalnia Samochodów”.</text:span></text:p>
      <text:p text:style-name="P1"/>
      <text:p text:style-name="P1"/>
      <text:p text:style-name="Standard"><text:span text:style-name="T1">2023-11-21</text:span></text:p>
      <text:p text:style-name="Standard"><text:span text:style-name="T1">Wojciech Ostrouch, Adam Ostajewski</text:span></text:p>
      <text:p text:style-name="P1"/>
      <text:list xml:id="list3931218414" text:style-name="WWNum3">
        <text:list-item>
          <text:p text:style-name="P3"><text:span text:style-name="T1">Opis Systemu</text:span></text:p>
        </text:list-item>
      </text:list>
      <text:p text:style-name="P1"/>
      <text:p text:style-name="Standard"><text:span text:style-name="T1">System "Wypożyczalnia Samochodów" to aplikacja webowa stworzona z użyciem ASP.NET Core, która umożliwia użytkownikom wypożyczanie pojazdów. System oferuje zarówno interfejs użytkownika (UI), jak i backend obsługujący logikę biznesową.</text:span></text:p>
      <text:p text:style-name="P1"/>
      <text:list xml:id="list3272909288" text:style-name="WWNum9">
        <text:list-item>
          <text:p text:style-name="P4"><text:span text:style-name="T1">Architektura Systemu</text:span></text:p>
        </text:list-item>
      </text:list>
      <text:p text:style-name="Standard"><text:span text:style-name="T1"><text:s/>Frontend: CSS, biblioteka React</text:span></text:p>
      <text:p text:style-name="Standard"><text:span text:style-name="T1"><text:s/>Backend: ASP.NET Core MVC / Razor Pages, API</text:span></text:p>
      <text:p text:style-name="Standard"><text:span text:style-name="T1"><text:s/>Baza danych: Microsoft SQL Server</text:span></text:p>
      <text:p text:style-name="Standard"><text:span text:style-name="T1"><text:s/>Autentyfikacja: ASP.NET Core Identity</text:span></text:p>
      <text:p text:style-name="P1"/>
      <text:p text:style-name="Standard"><text:span text:style-name="T3">Moduły Systemu</text:span></text:p>
      <text:p text:style-name="P1"/>
      <text:list xml:id="list697077659" text:style-name="WWNum6">
        <text:list-item>
          <text:p text:style-name="P5"><text:span text:style-name="T1"><text:s text:c="4"/>Moduł Użytkownika:</text:span></text:p>
        </text:list-item>
      </text:list>
      <text:p text:style-name="Standard"><text:span text:style-name="T1"><text:s text:c="5"/>Rejestracja i zarządzanie kontem użytkownika</text:span></text:p>
      <text:p text:style-name="Standard"><text:span text:style-name="T1"><text:s text:c="5"/>Logowanie i wylogowanie</text:span></text:p>
      <text:p text:style-name="P1"/>
      <text:list xml:id="list1506560721" text:style-name="WWNum4">
        <text:list-item>
          <text:p text:style-name="P6"><text:span text:style-name="T1"><text:s text:c="4"/>Moduł Zarządzania Pojazdami:</text:span></text:p>
        </text:list-item>
      </text:list>
      <text:p text:style-name="Standard"><text:span text:style-name="T1"><text:s text:c="5"/>Przeglądanie dostępnych pojazdów</text:span></text:p>
      <text:p text:style-name="Standard"><text:span text:style-name="T1"><text:s text:c="5"/>Dodawanie i usuwanie pojazdów z floty</text:span></text:p>
      <text:p text:style-name="Standard"><text:soft-page-break/><text:span text:style-name="T1"><text:s text:c="5"/>Wykorzystanie zewnętrznego API do aktualizacji danych o pojazdach</text:span></text:p>
      <text:p text:style-name="P1"/>
      <text:list xml:id="list1588872812" text:style-name="WWNum8">
        <text:list-item>
          <text:p text:style-name="P7"><text:span text:style-name="T1"><text:s text:c="4"/>Moduł Rezerwacji:</text:span></text:p>
        </text:list-item>
      </text:list>
      <text:p text:style-name="Standard"><text:span text:style-name="T1"><text:s text:c="5"/>Składanie rezerwacji na pojazdy</text:span></text:p>
      <text:p text:style-name="Standard"><text:span text:style-name="T1"><text:s text:c="5"/>Przeglądanie i zarządzanie bieżącymi rezerwacjami</text:span></text:p>
      <text:p text:style-name="P1"/>
      <text:list xml:id="list777113179" text:style-name="WWNum1">
        <text:list-item>
          <text:p text:style-name="P8"><text:span text:style-name="T1"><text:s text:c="4"/>Moduł Finansowy:</text:span></text:p>
        </text:list-item>
      </text:list>
      <text:p text:style-name="Standard"><text:span text:style-name="T1"><text:s text:c="5"/>Obliczanie kosztów wypożyczenia</text:span></text:p>
      <text:p text:style-name="Standard"><text:span text:style-name="T1"><text:s text:c="5"/>Przetwarzanie płatności</text:span></text:p>
      <text:p text:style-name="P1"/>
      <text:list xml:id="list656311813" text:style-name="WWNum2">
        <text:list-item>
          <text:p text:style-name="P9"><text:span text:style-name="T1"><text:s text:c="4"/>Moduł Raportowania:</text:span></text:p>
        </text:list-item>
      </text:list>
      <text:p text:style-name="Standard"><text:span text:style-name="T1"><text:s text:c="5"/>Generowanie raportów dotyczących użytkowania pojazdów</text:span></text:p>
      <text:p text:style-name="Standard"><text:span text:style-name="T1"><text:s text:c="5"/>Statystyki finansowe i użytkowe</text:span></text:p>
      <text:p text:style-name="P1"/>
      <text:p text:style-name="Standard"><text:span text:style-name="T1"><text:tab/>Moduł Chatbota GPT:</text:span></text:p>
      <text:p text:style-name="Standard"><text:span text:style-name="T1"><text:s text:c="5"/>Wykorzystanie Chatbota GPT do generowania grafik samochodów na etapie projektowania</text:span></text:p>
      <text:p text:style-name="P1"/>
      <text:list xml:id="list1641869732" text:style-name="WWNum7">
        <text:list-item>
          <text:p text:style-name="P10"><text:span text:style-name="T1">Interfejs Użytkownika</text:span></text:p>
        </text:list-item>
      </text:list>
      <text:p text:style-name="P1"/>
      <text:p text:style-name="Standard"><text:span text:style-name="T1"><text:s/>Responsywny design dostosowany do różnych urządzeń</text:span></text:p>
      <text:p text:style-name="Standard"><text:span text:style-name="T1"><text:s/>Intuicyjny i przyjazny dla użytkownika interfejs</text:span></text:p>
      <text:p text:style-name="Standard"><text:span text:style-name="T1"><text:s/>Wizualizacja danych w formie tabel, wykresów oraz wygenerowanych grafik samochodów</text:span></text:p>
      <text:p text:style-name="P1"/>
      <text:list xml:id="list4081824626" text:style-name="WWNum5">
        <text:list-item>
          <text:p text:style-name="P11"><text:span text:style-name="T1">Bezpieczeństwo</text:span></text:p>
        </text:list-item>
      </text:list>
      <text:p text:style-name="Standard"><text:span text:style-name="T1"><text:s text:c="2"/>Zastosowanie HTTPS dla bezpiecznej komunikacji</text:span></text:p>
      <text:p text:style-name="Standard"><text:span text:style-name="T1"><text:s/>Hashowanie haseł przy użyciu silnych algorytmów</text:span></text:p>
      <text:p text:style-name="P1"><text:soft-page-break/></text:p>
      <text:list xml:id="list2654962912" text:style-name="WWNum10">
        <text:list-item>
          <text:p text:style-name="P12"><text:span text:style-name="T1">Wymagania Systemowe</text:span></text:p>
        </text:list-item>
      </text:list>
      <text:p text:style-name="P1"/>
      <text:p text:style-name="Standard"><text:span text:style-name="T1"><text:s/>.NET 7.0 SDK i Runtime</text:span></text:p>
      <text:p text:style-name="Standard"><text:span text:style-name="T1"><text:s/>Serwer SQL zgodny z Entity Framework Core</text:span></text:p>
      <text:p text:style-name="Standard"><text:span text:style-name="T1"><text:s/>Przeglądarka internetowa wspierająca HTML5 i JavaScript</text:span></text:p>
      <text:p text:style-name="Standard"><text:span text:style-name="T1"><text:s/>Środowisko Node.js do obsługi projektu React</text:span></text:p>
      <text:p text:style-name="P1"/>
      <text:list xml:id="list3233699256" text:style-name="WWNum11">
        <text:list-item>
          <text:p text:style-name="P13"><text:span text:style-name="T1">Instalacja i Konfiguracja</text:span></text:p>
        </text:list-item>
      </text:list>
      <text:p text:style-name="P1"/>
      <text:p text:style-name="Standard"><text:span text:style-name="T1">Instalacja Środowiska Deweloperskiego - należy zainstalować co najmniej wersję </text:span></text:p>
      <text:p text:style-name="Standard"><text:span text:style-name="T1">.NET 7.0 SDK i Runtime.</text:span></text:p>
      <text:p text:style-name="P1"/>
      <text:p text:style-name="Standard"><text:span text:style-name="T1">Konfiguracja Bazy Danych - instalacja serwera SQL zgodnego z Entity Framework Core, np. Microsoft SQL Server</text:span></text:p>
      <text:p text:style-name="P1"/>
      <text:p text:style-name="Standard"><text:span text:style-name="T1">Konfiguracja React i Node.js - Dla obsługi projektu należy zainstalować Node.js, przejście do katalogu projektu React i wykonanie polecenia ‘npm install’</text:span></text:p>
      <text:p text:style-name="P1"/>
      <text:p text:style-name="Standard"><text:span text:style-name="T1">Konfiguracja API - Skonfigurowanie dostępu do zewnętrznego API w celu uzyskania aktualnych informacji o pojazdach (w plikach konfiguracji systemu).</text:span></text:p>
      <text:p text:style-name="P1"/>
      <text:p text:style-name="Standard"><text:span text:style-name="T1">Wdrożenie Aplikacji na Serwerze - Konfiguracja serweru docelowego - instalacja niezbędnych zależności, takich jak: .Net Runtime.</text:span></text:p>
      <text:p text:style-name="P1"/>
      <text:p text:style-name="Standard"><text:span text:style-name="T1">Po pomyślnej instalacji i konfiguracji, system “Wypożyczalnia Samochodów” będzie gotowy do użycia, oferując kompleksową funkcjonalność zarządzania wypożyczeniami pojazdów i interaktywnego interfejsu użytkownika. </text:span></text:p>
      <text:p text:style-name="P1"/>
      <text:p text:style-name="P2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Calibri" fo:font-family="Calibri" style:font-family-generic="roman" style:font-pitch="variable" fo:font-size="11.5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1.5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Calibri" fo:font-family="Calibri" style:font-family-generic="roman" style:font-pitch="variable" fo:font-size="11.5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Calibri" fo:font-family="Calibri" style:font-family-generic="roman" style:font-pitch="variable" fo:font-size="11.5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Calibri" fo:font-family="Calibri" style:font-family-generic="roman" style:font-pitch="variable" fo:font-size="11.5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Calibri" fo:font-family="Calibri" style:font-family-generic="roman" style:font-pitch="variable" fo:font-size="11.5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Calibri" fo:font-family="Calibri" style:font-family-generic="roman" style:font-pitch="variable" fo:font-size="11.5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Calibri" fo:font-family="Calibri" style:font-family-generic="roman" style:font-pitch="variable" fo:font-size="11.5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font-name="Calibri" fo:font-family="Calibri" style:font-family-generic="roman" style:font-pitch="variable" fo:font-size="11.5pt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font-name="Calibri" fo:font-family="Calibri" style:font-family-generic="roman" style:font-pitch="variable" fo:font-size="11.5pt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font-name="Calibri" fo:font-family="Calibri" style:font-family-generic="roman" style:font-pitch="variable" fo:font-size="11.5pt"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49" meta:word-count="322" meta:character-count="2620" meta:non-whitespace-character-count="2261"/>
    <meta:generator>LibreOfficeDev/6.0.5.2$Linux_X86_64 LibreOffice_project/</meta:generator>
  </office:meta>
</office:document-meta>
</file>